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Noro,</text:p>
      <text:p text:style-name="Normal">v tento valentýnský den mi dovol, abych při pohledu na těsno, které nás spojuje - kaštanové znamení keltského horoskopu - připomněl kouzlo sdíleného osudu. Jak dva kaštany, jsme oříšky obtížně otevíratelné, avšak uvnitř skrýváme hluboké poklady – sílu, odvahu, a především loajalitu. Tvoje zvířecí znamení Štír vnáší intenzitu a vášeň, zatímco tvůj anděl strážný Michael poskytuje ochranu a vedení. V tvých očích, ozářených světlem Michaelův, vidím odraz toho nejlepšího, co může být.</text:p>
      <text:p text:style-name="Normal">Nejsem si jist, jaká záhada kosmu nám umožnila sdílet stejný keltský symbol, ale jsem vděčný za každý okamžik, kdy mohu stát po tvém boku, dělit se s tebou o tajemství života, podporovat tě a obdivovat tvoji neuvěřitelnou sílu stát při tobě ve světle, i ve stínu. Ať už je naše cesta ještě jakkoliv dlouhá a neznámá, věz, že mé srdce je pevně spojeno s tvým, propojeno neviditelnou nití, kterou tkal osud samotný.</text:p>
      <text:p text:style-name="Normal">S laskavostí a obdivem, tvůj spolužák, který si váží každého našeho sdíleného okamžik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